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411.444175" calcext:value-type="float">
            <text:p>411,444175</text:p>
          </table:table-cell>
          <table:table-cell table:formula="of:=AVERAGE([.A2:.A24])" office:value-type="float" office:value="443.624611956522" calcext:value-type="float">
            <text:p>443,624611956522</text:p>
          </table:table-cell>
          <table:table-cell table:formula="of:=STDEV([.A2:.A24])" office:value-type="float" office:value="83.2826157543424" calcext:value-type="float">
            <text:p>83,2826157543424</text:p>
          </table:table-cell>
          <table:table-cell table:formula="of:=[.B2]-3*[.C2]" office:value-type="float" office:value="193.776764693495" calcext:value-type="float">
            <text:p>193,776764693495</text:p>
          </table:table-cell>
          <table:table-cell table:formula="of:=[.B2]+3*[.C2]" office:value-type="float" office:value="693.472459219549" calcext:value-type="float">
            <text:p>693,472459219549</text:p>
          </table:table-cell>
          <table:table-cell office:value-type="float" office:value="411.444175" calcext:value-type="float">
            <text:p>411,444175</text:p>
          </table:table-cell>
          <table:table-cell table:formula="of:=AVERAGE([.F2:.F4])" office:value-type="float" office:value="387.4279875" calcext:value-type="float">
            <text:p>387,4279875</text:p>
          </table:table-cell>
          <table:table-cell table:formula="of:=STDEV([.F2:.F4])" office:value-type="float" office:value="22.3830324533695" calcext:value-type="float">
            <text:p>22,3830324533695</text:p>
          </table:table-cell>
          <table:table-cell office:value-type="float" office:value="4659.939375" calcext:value-type="float">
            <text:p>4659,939375</text:p>
          </table:table-cell>
          <table:table-cell table:formula="of:=AVERAGE([.I2:.I28])" office:value-type="float" office:value="4514.16959444444" calcext:value-type="float">
            <text:p>4514,16959444444</text:p>
          </table:table-cell>
          <table:table-cell table:formula="of:=STDEV([.I2:.I28])" office:value-type="float" office:value="168.769180450177" calcext:value-type="float">
            <text:p>168,769180450177</text:p>
          </table:table-cell>
          <table:table-cell table:formula="of:=[.J2]-3*[.K2]" office:value-type="float" office:value="4007.86205309391" calcext:value-type="float">
            <text:p>4007,86205309391</text:p>
          </table:table-cell>
          <table:table-cell table:formula="of:=[.J2]+3*[.K2]" office:value-type="float" office:value="5020.47713579498" calcext:value-type="float">
            <text:p>5020,47713579498</text:p>
          </table:table-cell>
          <table:table-cell office:value-type="float" office:value="4659.939375" calcext:value-type="float">
            <text:p>4659,939375</text:p>
          </table:table-cell>
          <table:table-cell table:formula="of:=AVERAGE([.N2:.N27])" office:value-type="float" office:value="4534.23693942308" calcext:value-type="float">
            <text:p>4534,23693942308</text:p>
          </table:table-cell>
          <table:table-cell table:formula="of:=STDEV([.N2:.N27])" office:value-type="float" office:value="135.331402446354" calcext:value-type="float">
            <text:p>135,331402446354</text:p>
          </table:table-cell>
        </table:table-row>
        <table:table-row table:style-name="ro1">
          <table:table-cell office:value-type="float" office:value="383.6913625" calcext:value-type="float">
            <text:p>383,6913625</text:p>
          </table:table-cell>
          <table:table-cell table:number-columns-repeated="4"/>
          <table:table-cell office:value-type="float" office:value="383.6913625" calcext:value-type="float">
            <text:p>383,6913625</text:p>
          </table:table-cell>
          <table:table-cell table:number-columns-repeated="2"/>
          <table:table-cell office:value-type="float" office:value="4646.039025" calcext:value-type="float">
            <text:p>4646,039025</text:p>
          </table:table-cell>
          <table:table-cell table:number-columns-repeated="4"/>
          <table:table-cell office:value-type="float" office:value="4646.039025" calcext:value-type="float">
            <text:p>4646,039025</text:p>
          </table:table-cell>
          <table:table-cell table:number-columns-repeated="2"/>
        </table:table-row>
        <table:table-row table:style-name="ro1">
          <table:table-cell office:value-type="float" office:value="367.148425" calcext:value-type="float">
            <text:p>367,148425</text:p>
          </table:table-cell>
          <table:table-cell table:number-columns-repeated="4"/>
          <table:table-cell office:value-type="float" office:value="367.148425" calcext:value-type="float">
            <text:p>367,148425</text:p>
          </table:table-cell>
          <table:table-cell table:number-columns-repeated="2"/>
          <table:table-cell office:value-type="float" office:value="4332.18627500001" calcext:value-type="float">
            <text:p>4332,18627500001</text:p>
          </table:table-cell>
          <table:table-cell table:number-columns-repeated="4"/>
          <table:table-cell office:value-type="float" office:value="4332.18627500001" calcext:value-type="float">
            <text:p>4332,18627500001</text:p>
          </table:table-cell>
          <table:table-cell table:number-columns-repeated="2"/>
        </table:table-row>
        <table:table-row table:style-name="ro1">
          <table:table-cell office:value-type="float" office:value="376.2261875" calcext:value-type="float">
            <text:p>376,2261875</text:p>
          </table:table-cell>
          <table:table-cell table:number-columns-repeated="4"/>
          <table:table-cell office:value-type="float" office:value="376.2261875" calcext:value-type="float">
            <text:p>376,2261875</text:p>
          </table:table-cell>
          <table:table-cell table:number-columns-repeated="2"/>
          <table:table-cell office:value-type="float" office:value="4410.1395" calcext:value-type="float">
            <text:p>4410,1395</text:p>
          </table:table-cell>
          <table:table-cell table:number-columns-repeated="4"/>
          <table:table-cell office:value-type="float" office:value="4410.1395" calcext:value-type="float">
            <text:p>4410,1395</text:p>
          </table:table-cell>
          <table:table-cell table:number-columns-repeated="2"/>
        </table:table-row>
        <table:table-row table:style-name="ro1">
          <table:table-cell office:value-type="float" office:value="353.43" calcext:value-type="float">
            <text:p>353,43</text:p>
          </table:table-cell>
          <table:table-cell table:number-columns-repeated="4"/>
          <table:table-cell office:value-type="float" office:value="353.43" calcext:value-type="float">
            <text:p>353,43</text:p>
          </table:table-cell>
          <table:table-cell table:number-columns-repeated="2"/>
          <table:table-cell office:value-type="float" office:value="4277.00362499999" calcext:value-type="float">
            <text:p>4277,00362499999</text:p>
          </table:table-cell>
          <table:table-cell table:number-columns-repeated="4"/>
          <table:table-cell office:value-type="float" office:value="4277.00362499999" calcext:value-type="float">
            <text:p>4277,00362499999</text:p>
          </table:table-cell>
          <table:table-cell table:number-columns-repeated="2"/>
        </table:table-row>
        <table:table-row table:style-name="ro1">
          <table:table-cell office:value-type="float" office:value="317.856875" calcext:value-type="float">
            <text:p>317,856875</text:p>
          </table:table-cell>
          <table:table-cell table:number-columns-repeated="4"/>
          <table:table-cell office:value-type="float" office:value="317.856875" calcext:value-type="float">
            <text:p>317,856875</text:p>
          </table:table-cell>
          <table:table-cell table:number-columns-repeated="2"/>
          <table:table-cell office:value-type="float" office:value="4437.916875" calcext:value-type="float">
            <text:p>4437,916875</text:p>
          </table:table-cell>
          <table:table-cell table:number-columns-repeated="4"/>
          <table:table-cell office:value-type="float" office:value="4437.916875" calcext:value-type="float">
            <text:p>4437,916875</text:p>
          </table:table-cell>
          <table:table-cell table:number-columns-repeated="2"/>
        </table:table-row>
        <table:table-row table:style-name="ro1">
          <table:table-cell office:value-type="float" office:value="521.184300000002" calcext:value-type="float">
            <text:p>521,184300000002</text:p>
          </table:table-cell>
          <table:table-cell table:number-columns-repeated="4"/>
          <table:table-cell office:value-type="float" office:value="521.184300000002" calcext:value-type="float">
            <text:p>521,184300000002</text:p>
          </table:table-cell>
          <table:table-cell table:number-columns-repeated="2"/>
          <table:table-cell office:value-type="float" office:value="4513.695525" calcext:value-type="float">
            <text:p>4513,695525</text:p>
          </table:table-cell>
          <table:table-cell table:number-columns-repeated="4"/>
          <table:table-cell office:value-type="float" office:value="4513.695525" calcext:value-type="float">
            <text:p>4513,695525</text:p>
          </table:table-cell>
          <table:table-cell table:number-columns-repeated="2"/>
        </table:table-row>
        <table:table-row table:style-name="ro1">
          <table:table-cell office:value-type="float" office:value="437.4741" calcext:value-type="float">
            <text:p>437,4741</text:p>
          </table:table-cell>
          <table:table-cell table:number-columns-repeated="4"/>
          <table:table-cell office:value-type="float" office:value="437.4741" calcext:value-type="float">
            <text:p>437,4741</text:p>
          </table:table-cell>
          <table:table-cell table:number-columns-repeated="2"/>
          <table:table-cell office:value-type="float" office:value="4404.80837500001" calcext:value-type="float">
            <text:p>4404,80837500001</text:p>
          </table:table-cell>
          <table:table-cell table:number-columns-repeated="4"/>
          <table:table-cell office:value-type="float" office:value="4404.80837500001" calcext:value-type="float">
            <text:p>4404,80837500001</text:p>
          </table:table-cell>
          <table:table-cell table:number-columns-repeated="2"/>
        </table:table-row>
        <table:table-row table:style-name="ro1">
          <table:table-cell office:value-type="float" office:value="433.2939" calcext:value-type="float">
            <text:p>433,2939</text:p>
          </table:table-cell>
          <table:table-cell table:number-columns-repeated="4"/>
          <table:table-cell office:value-type="float" office:value="433.2939" calcext:value-type="float">
            <text:p>433,2939</text:p>
          </table:table-cell>
          <table:table-cell table:number-columns-repeated="2"/>
          <table:table-cell office:value-type="float" office:value="4227.77" calcext:value-type="float">
            <text:p>4227,77</text:p>
          </table:table-cell>
          <table:table-cell table:number-columns-repeated="4"/>
          <table:table-cell office:value-type="float" office:value="4227.77" calcext:value-type="float">
            <text:p>4227,77</text:p>
          </table:table-cell>
          <table:table-cell table:number-columns-repeated="2"/>
        </table:table-row>
        <table:table-row table:style-name="ro1">
          <table:table-cell office:value-type="float" office:value="450.521600000002" calcext:value-type="float">
            <text:p>450,521600000002</text:p>
          </table:table-cell>
          <table:table-cell table:number-columns-repeated="4"/>
          <table:table-cell office:value-type="float" office:value="450.521600000002" calcext:value-type="float">
            <text:p>450,521600000002</text:p>
          </table:table-cell>
          <table:table-cell table:number-columns-repeated="2"/>
          <table:table-cell office:value-type="float" office:value="3992.41862499999" calcext:value-type="float">
            <text:p>3992,41862499999</text:p>
          </table:table-cell>
          <table:table-cell office:value-type="string" calcext:value-type="string">
            <text:p>non è una scelta matura toglierlo</text:p>
          </table:table-cell>
          <table:table-cell table:number-columns-repeated="3"/>
          <table:table-cell office:value-type="float" office:value="4637.2968" calcext:value-type="float">
            <text:p>4637,2968</text:p>
          </table:table-cell>
          <table:table-cell table:number-columns-repeated="2"/>
        </table:table-row>
        <table:table-row table:style-name="ro1">
          <table:table-cell office:value-type="float" office:value="442.401599999999" calcext:value-type="float">
            <text:p>442,401599999999</text:p>
          </table:table-cell>
          <table:table-cell table:number-columns-repeated="4"/>
          <table:table-cell office:value-type="float" office:value="442.401599999999" calcext:value-type="float">
            <text:p>442,401599999999</text:p>
          </table:table-cell>
          <table:table-cell table:number-columns-repeated="2"/>
          <table:table-cell office:value-type="float" office:value="4637.2968" calcext:value-type="float">
            <text:p>4637,2968</text:p>
          </table:table-cell>
          <table:table-cell table:number-columns-repeated="4"/>
          <table:table-cell office:value-type="float" office:value="4558.5141" calcext:value-type="float">
            <text:p>4558,5141</text:p>
          </table:table-cell>
          <table:table-cell table:number-columns-repeated="2"/>
        </table:table-row>
        <table:table-row table:style-name="ro1">
          <table:table-cell office:value-type="float" office:value="454.3179" calcext:value-type="float">
            <text:p>454,3179</text:p>
          </table:table-cell>
          <table:table-cell table:number-columns-repeated="4"/>
          <table:table-cell office:value-type="float" office:value="454.3179" calcext:value-type="float">
            <text:p>454,3179</text:p>
          </table:table-cell>
          <table:table-cell table:number-columns-repeated="2"/>
          <table:table-cell office:value-type="float" office:value="4558.5141" calcext:value-type="float">
            <text:p>4558,5141</text:p>
          </table:table-cell>
          <table:table-cell table:number-columns-repeated="4"/>
          <table:table-cell office:value-type="float" office:value="4575.3579" calcext:value-type="float">
            <text:p>4575,3579</text:p>
          </table:table-cell>
          <table:table-cell table:number-columns-repeated="2"/>
        </table:table-row>
        <table:table-row table:style-name="ro1">
          <table:table-cell office:value-type="float" office:value="439.5105" calcext:value-type="float">
            <text:p>439,5105</text:p>
          </table:table-cell>
          <table:table-cell table:number-columns-repeated="4"/>
          <table:table-cell office:value-type="float" office:value="439.5105" calcext:value-type="float">
            <text:p>439,5105</text:p>
          </table:table-cell>
          <table:table-cell table:number-columns-repeated="2"/>
          <table:table-cell office:value-type="float" office:value="4575.3579" calcext:value-type="float">
            <text:p>4575,3579</text:p>
          </table:table-cell>
          <table:table-cell table:number-columns-repeated="4"/>
          <table:table-cell office:value-type="float" office:value="4615.4423" calcext:value-type="float">
            <text:p>4615,4423</text:p>
          </table:table-cell>
          <table:table-cell table:number-columns-repeated="2"/>
        </table:table-row>
        <table:table-row table:style-name="ro1">
          <table:table-cell office:value-type="float" office:value="366.304" calcext:value-type="float">
            <text:p>366,304</text:p>
          </table:table-cell>
          <table:table-cell table:number-columns-repeated="4"/>
          <table:table-cell office:value-type="float" office:value="366.304" calcext:value-type="float">
            <text:p>366,304</text:p>
          </table:table-cell>
          <table:table-cell table:number-columns-repeated="2"/>
          <table:table-cell office:value-type="float" office:value="4615.4423" calcext:value-type="float">
            <text:p>4615,4423</text:p>
          </table:table-cell>
          <table:table-cell table:number-columns-repeated="4"/>
          <table:table-cell office:value-type="float" office:value="4621.6589" calcext:value-type="float">
            <text:p>4621,6589</text:p>
          </table:table-cell>
          <table:table-cell table:number-columns-repeated="2"/>
        </table:table-row>
        <table:table-row table:style-name="ro1">
          <table:table-cell office:value-type="float" office:value="520.4745" calcext:value-type="float">
            <text:p>520,4745</text:p>
          </table:table-cell>
          <table:table-cell table:number-columns-repeated="4"/>
          <table:table-cell office:value-type="float" office:value="520.4745" calcext:value-type="float">
            <text:p>520,4745</text:p>
          </table:table-cell>
          <table:table-cell table:number-columns-repeated="2"/>
          <table:table-cell office:value-type="float" office:value="4621.6589" calcext:value-type="float">
            <text:p>4621,6589</text:p>
          </table:table-cell>
          <table:table-cell table:number-columns-repeated="4"/>
          <table:table-cell office:value-type="float" office:value="4537.4413" calcext:value-type="float">
            <text:p>4537,4413</text:p>
          </table:table-cell>
          <table:table-cell table:number-columns-repeated="2"/>
        </table:table-row>
        <table:table-row table:style-name="ro1">
          <table:table-cell office:value-type="float" office:value="431.5083" calcext:value-type="float">
            <text:p>431,5083</text:p>
          </table:table-cell>
          <table:table-cell table:number-columns-repeated="4"/>
          <table:table-cell office:value-type="float" office:value="431.5083" calcext:value-type="float">
            <text:p>431,5083</text:p>
          </table:table-cell>
          <table:table-cell table:number-columns-repeated="2"/>
          <table:table-cell office:value-type="float" office:value="4537.4413" calcext:value-type="float">
            <text:p>4537,4413</text:p>
          </table:table-cell>
          <table:table-cell table:number-columns-repeated="4"/>
          <table:table-cell office:value-type="float" office:value="4414.7847" calcext:value-type="float">
            <text:p>4414,7847</text:p>
          </table:table-cell>
          <table:table-cell table:number-columns-repeated="2"/>
        </table:table-row>
        <table:table-row table:style-name="ro1">
          <table:table-cell office:value-type="float" office:value="514.186400000002" calcext:value-type="float">
            <text:p>514,186400000002</text:p>
          </table:table-cell>
          <table:table-cell table:number-columns-repeated="4"/>
          <table:table-cell office:value-type="float" office:value="514.186400000002" calcext:value-type="float">
            <text:p>514,186400000002</text:p>
          </table:table-cell>
          <table:table-cell table:number-columns-repeated="2"/>
          <table:table-cell office:value-type="float" office:value="4414.7847" calcext:value-type="float">
            <text:p>4414,7847</text:p>
          </table:table-cell>
          <table:table-cell table:number-columns-repeated="4"/>
          <table:table-cell office:value-type="float" office:value="4492.8576" calcext:value-type="float">
            <text:p>4492,8576</text:p>
          </table:table-cell>
          <table:table-cell table:number-columns-repeated="2"/>
        </table:table-row>
        <table:table-row table:style-name="ro1">
          <table:table-cell office:value-type="float" office:value="503.099099999996" calcext:value-type="float">
            <text:p>503,099099999996</text:p>
          </table:table-cell>
          <table:table-cell table:number-columns-repeated="4"/>
          <table:table-cell office:value-type="float" office:value="503.099099999996" calcext:value-type="float">
            <text:p>503,099099999996</text:p>
          </table:table-cell>
          <table:table-cell table:number-columns-repeated="2"/>
          <table:table-cell office:value-type="float" office:value="4492.8576" calcext:value-type="float">
            <text:p>4492,8576</text:p>
          </table:table-cell>
          <table:table-cell table:number-columns-repeated="4"/>
          <table:table-cell office:value-type="float" office:value="4470.048" calcext:value-type="float">
            <text:p>4470,048</text:p>
          </table:table-cell>
          <table:table-cell table:number-columns-repeated="2"/>
        </table:table-row>
        <table:table-row table:style-name="ro1">
          <table:table-cell office:value-type="float" office:value="378.027999999999" calcext:value-type="float">
            <text:p>378,027999999999</text:p>
          </table:table-cell>
          <table:table-cell table:number-columns-repeated="4"/>
          <table:table-cell office:value-type="float" office:value="378.027999999999" calcext:value-type="float">
            <text:p>378,027999999999</text:p>
          </table:table-cell>
          <table:table-cell table:number-columns-repeated="2"/>
          <table:table-cell office:value-type="float" office:value="4470.048" calcext:value-type="float">
            <text:p>4470,048</text:p>
          </table:table-cell>
          <table:table-cell table:number-columns-repeated="4"/>
          <table:table-cell office:value-type="float" office:value="4468.0777" calcext:value-type="float">
            <text:p>4468,0777</text:p>
          </table:table-cell>
          <table:table-cell table:number-columns-repeated="2"/>
        </table:table-row>
        <table:table-row table:style-name="ro1">
          <table:table-cell office:value-type="float" office:value="440.076000000001" calcext:value-type="float">
            <text:p>440,076000000001</text:p>
          </table:table-cell>
          <table:table-cell table:number-columns-repeated="4"/>
          <table:table-cell office:value-type="float" office:value="440.076000000001" calcext:value-type="float">
            <text:p>440,076000000001</text:p>
          </table:table-cell>
          <table:table-cell table:number-columns-repeated="2"/>
          <table:table-cell office:value-type="float" office:value="4468.0777" calcext:value-type="float">
            <text:p>4468,0777</text:p>
          </table:table-cell>
          <table:table-cell table:number-columns-repeated="4"/>
          <table:table-cell office:value-type="float" office:value="4542.7536" calcext:value-type="float">
            <text:p>4542,7536</text:p>
          </table:table-cell>
          <table:table-cell table:number-columns-repeated="2"/>
        </table:table-row>
        <table:table-row table:style-name="ro1">
          <table:table-cell office:value-type="float" office:value="415.915500000001" calcext:value-type="float">
            <text:p>415,915500000001</text:p>
          </table:table-cell>
          <table:table-cell table:number-columns-repeated="4"/>
          <table:table-cell office:value-type="float" office:value="415.915500000001" calcext:value-type="float">
            <text:p>415,915500000001</text:p>
          </table:table-cell>
          <table:table-cell table:number-columns-repeated="2"/>
          <table:table-cell office:value-type="float" office:value="4542.7536" calcext:value-type="float">
            <text:p>4542,7536</text:p>
          </table:table-cell>
          <table:table-cell table:number-columns-repeated="4"/>
          <table:table-cell office:value-type="float" office:value="4679.5487" calcext:value-type="float">
            <text:p>4679,5487</text:p>
          </table:table-cell>
          <table:table-cell table:number-columns-repeated="2"/>
        </table:table-row>
        <table:table-row table:style-name="ro1">
          <table:table-cell office:value-type="float" office:value="528.938099999998" calcext:value-type="float">
            <text:p>528,938099999998</text:p>
          </table:table-cell>
          <table:table-cell table:number-columns-repeated="4"/>
          <table:table-cell office:value-type="float" office:value="528.938099999998" calcext:value-type="float">
            <text:p>528,938099999998</text:p>
          </table:table-cell>
          <table:table-cell table:number-columns-repeated="2"/>
          <table:table-cell office:value-type="float" office:value="4679.5487" calcext:value-type="float">
            <text:p>4679,5487</text:p>
          </table:table-cell>
          <table:table-cell table:number-columns-repeated="4"/>
          <table:table-cell office:value-type="float" office:value="4600.288" calcext:value-type="float">
            <text:p>4600,288</text:p>
          </table:table-cell>
          <table:table-cell table:number-columns-repeated="2"/>
        </table:table-row>
        <table:table-row table:style-name="ro1">
          <table:table-cell office:value-type="float" office:value="716.335250000004" calcext:value-type="float">
            <text:p>716,335250000004</text:p>
          </table:table-cell>
          <table:table-cell table:number-columns-repeated="7"/>
          <table:table-cell office:value-type="float" office:value="4600.288" calcext:value-type="float">
            <text:p>4600,288</text:p>
          </table:table-cell>
          <table:table-cell table:number-columns-repeated="4"/>
          <table:table-cell office:value-type="float" office:value="4638.1755" calcext:value-type="float">
            <text:p>4638,17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gma deltam</text:p>
          </table:table-cell>
          <table:table-cell table:number-columns-repeated="2"/>
          <table:table-cell office:value-type="float" office:value="4638.1755" calcext:value-type="float">
            <text:p>4638,1755</text:p>
          </table:table-cell>
          <table:table-cell table:number-columns-repeated="4"/>
          <table:table-cell office:value-type="float" office:value="4727.0376" calcext:value-type="float">
            <text:p>4727,03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TDEV([.F2:.F23])/SQRT(22)" office:value-type="float" office:value="12.7276052047816" calcext:value-type="float">
            <text:p>12,7276052047816</text:p>
          </table:table-cell>
          <table:table-cell table:number-columns-repeated="2"/>
          <table:table-cell office:value-type="float" office:value="4727.0376" calcext:value-type="float">
            <text:p>4727,0376</text:p>
          </table:table-cell>
          <table:table-cell table:number-columns-repeated="4"/>
          <table:table-cell office:value-type="float" office:value="4756.505325" calcext:value-type="float">
            <text:p>4756,5053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756.505325" calcext:value-type="float">
            <text:p>4756,505325</text:p>
          </table:table-cell>
          <table:table-cell table:number-columns-repeated="4"/>
          <table:table-cell office:value-type="float" office:value="4644.873825" calcext:value-type="float">
            <text:p>4644,8738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644.873825" calcext:value-type="float">
            <text:p>4644,87382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igma_Deltam</text:p>
          </table:table-cell>
          <table:table-cell table:number-columns-repeated="4"/>
          <table:table-cell office:value-type="string" calcext:value-type="string">
            <text:p>sigma_Deltam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TDEV([.I2:.I28])/SQRT(27)" office:value-type="float" office:value="32.4796439212741" calcext:value-type="float">
            <text:p>32,4796439212741</text:p>
          </table:table-cell>
          <table:table-cell table:number-columns-repeated="4"/>
          <table:table-cell table:formula="of:=STDEV([.N2:.N27])/SQRT(26)" office:value-type="float" office:value="26.5406716106092" calcext:value-type="float">
            <text:p>26,54067161060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13:15.41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8:13:36.687000000</dc:date>
    <meta:editing-duration>PT18M42S</meta:editing-duration>
    <meta:editing-cycles>7</meta:editing-cycles>
    <meta:document-statistic meta:table-count="1" meta:cell-count="133" meta:object-count="0"/>
  </office:meta>
</office:document-meta>
</file>